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7EC0000037A8AAD404B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17cm, 0cm, 0.882cm, 0cm)" draw:image-opacity="100%" style:mirror="non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objectwithoutfill">
      <style:graphic-properties draw:stroke="solid" draw:stroke-dash="Fine_20_Dashed_20__28_var_29_" svg:stroke-width="0.051cm" draw:marker-start-width="0.276cm" draw:marker-end-width="0.276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3333" draw:opacity="50%" draw:textarea-vertical-align="middle" draw:shadow-opacity="50%"/>
    </style:style>
    <style:style style:name="gr5" style:family="graphic" style:parent-style-name="objectwithoutfill">
      <style:graphic-properties draw:stroke="dash" draw:stroke-dash="Fine_20_Dashed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99ff66" draw:textarea-vertical-align="middle" draw:auto-grow-height="false" fo:min-height="0.749cm" fo:min-width="0.499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objectwithoutfill">
      <style:graphic-properties draw:fill="none" draw:fill-color="#ffffff" draw:textarea-vertical-align="middle"/>
    </style:style>
    <style:style style:name="gr10" style:family="graphic" style:parent-style-name="objectwithoutfill">
      <style:graphic-properties draw:stroke="solid" svg:stroke-width="0.102cm" svg:stroke-color="#579d1c" draw:marker-start-width="0.352cm" draw:marker-end="Arrow" draw:marker-end-width="0.452cm" draw:fill="solid" draw:fill-color="#99ff66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color="#ff3333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13cm" svg:height="7.88cm" svg:x="5.512cm" svg:y="11.408cm">
          <draw:image xlink:href="Pictures/10000201000007EC0000037A8AAD404B.png" xlink:type="simple" xlink:show="embed" xlink:actuate="onLoad">
            <text:p/>
          </draw:image>
        </draw:frame>
        <draw:rect draw:style-name="gr2" draw:text-style-name="P1" draw:layer="layout" svg:width="16.637cm" svg:height="6.858cm" svg:x="6.207cm" svg:y="2.232cm">
          <text:p/>
        </draw:rect>
        <draw:polyline draw:style-name="gr3" draw:text-style-name="P1" draw:layer="layout" svg:width="4.825cm" svg:height="6.349cm" svg:x="6.512cm" svg:y="2.359cm" svg:viewBox="0 0 4826 6350" draw:points="0,635 762,635 889,6350 1016,5207 1143,6096 1270,5334 1397,5715 3048,5715 3048,0 3302,1397 3429,254 3556,1016 3683,381 3810,635 4826,635">
          <text:p/>
        </draw:polyline>
        <draw:polyline draw:style-name="gr3" draw:text-style-name="P1" draw:layer="layout" svg:width="4.063cm" svg:height="6.349cm" svg:x="11.338cm" svg:y="2.359cm" svg:viewBox="0 0 4064 6350" draw:points="0,635 762,635 889,6350 1016,5207 1143,6096 1270,5334 1397,5715 3048,5715 3048,0 3302,1397 3429,254 3556,1016 3683,381 3810,635 4064,635">
          <text:p/>
        </draw:polyline>
        <draw:rect draw:style-name="gr4" draw:text-style-name="P1" draw:layer="layout" svg:width="0.635cm" svg:height="6.858cm" svg:x="15.402cm" svg:y="2.232cm">
          <text:p/>
        </draw:rect>
        <draw:polyline draw:style-name="gr3" draw:text-style-name="P1" draw:layer="layout" svg:width="2.666cm" svg:height="5.841cm" svg:x="15.402cm" svg:y="2.359cm" svg:viewBox="0 0 2667 5842" draw:points="0,635 0,3175 635,3175 889,5842 889,0 1143,1397 1270,254 1397,1016 1524,381 1651,635 2667,635">
          <text:p/>
        </draw:polyline>
        <draw:polyline draw:style-name="gr3" draw:text-style-name="P1" draw:layer="layout" svg:width="4.825cm" svg:height="6.349cm" svg:x="17.942cm" svg:y="2.359cm" svg:viewBox="0 0 4826 6350" draw:points="0,635 762,635 889,6350 1016,5207 1143,6096 1270,5334 1397,5715 3048,5715 3048,0 3302,1397 3429,254 3556,1016 3683,381 3810,635 4826,635">
          <text:p/>
        </draw:polyline>
        <draw:line draw:style-name="gr5" draw:text-style-name="P1" draw:layer="layout" svg:x1="6.461cm" svg:y1="5.534cm" svg:x2="22.971cm" svg:y2="5.572cm">
          <text:p/>
        </draw:line>
        <draw:frame draw:style-name="gr6" draw:layer="layout" svg:width="2.796cm" svg:height="0.962cm" svg:x="20.528cm" svg:y="9.052cm">
          <draw:text-box>
            <text:p>SCA bin</text:p>
          </draw:text-box>
        </draw:frame>
        <draw:frame draw:style-name="gr6" draw:layer="layout" svg:width="5.726cm" svg:height="0.962cm" draw:transform="rotate (1.5707963267946) translate (4.737cm 7.996cm)">
          <draw:text-box>
            <text:p>Raw LAB Readout</text:p>
          </draw:text-box>
        </draw:frame>
        <draw:custom-shape draw:style-name="gr7" draw:text-style-name="P1" draw:layer="layout" svg:width="0.762cm" svg:height="0.762cm" svg:x="6.993cm" svg:y="5.1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6" draw:text-style-name="P2" draw:layer="layout" svg:width="2.547cm" svg:height="0.962cm" svg:x="14.386cm" svg:y="9.198cm">
          <draw:text-box>
            <text:p><text:span text:style-name="T1">Hit Bus</text:span></text:p>
          </draw:text-box>
        </draw:frame>
        <draw:line draw:style-name="gr8" draw:text-style-name="P1" draw:layer="layout" svg:x1="16.037cm" svg:y1="1.978cm" svg:x2="20.228cm" svg:y2="1.978cm">
          <text:p/>
        </draw:line>
        <draw:frame draw:style-name="gr6" draw:layer="layout" svg:width="1.844cm" svg:height="0.962cm" svg:x="16.044cm" svg:y="1.243cm">
          <draw:text-box>
            <text:p>Start</text:p>
          </draw:text-box>
        </draw:frame>
        <draw:line draw:style-name="gr8" draw:text-style-name="P1" draw:layer="layout" svg:x1="6.512cm" svg:y1="1.951cm" svg:x2="15.275cm" svg:y2="1.951cm">
          <text:p/>
        </draw:line>
        <draw:line draw:style-name="gr9" draw:text-style-name="P1" draw:layer="layout" svg:x1="20.174cm" svg:y1="1.966cm" svg:x2="23.095cm" svg:y2="1.966cm">
          <text:p/>
        </draw:line>
        <draw:line draw:style-name="gr8" draw:text-style-name="P1" draw:layer="layout" svg:x1="23.094cm" svg:y1="0.962cm" svg:x2="12.807cm" svg:y2="0.962cm">
          <text:p/>
        </draw:line>
        <draw:line draw:style-name="gr9" draw:text-style-name="P1" draw:layer="layout" svg:x1="23.094cm" svg:y1="1.978cm" svg:x2="23.094cm" svg:y2="0.962cm">
          <text:p/>
        </draw:line>
        <draw:line draw:style-name="gr9" draw:text-style-name="P1" draw:layer="layout" svg:x1="6.512cm" svg:y1="1.978cm" svg:x2="6.512cm" svg:y2="0.962cm">
          <text:p/>
        </draw:line>
        <draw:line draw:style-name="gr9" draw:text-style-name="P1" draw:layer="layout" svg:x1="12.831cm" svg:y1="0.962cm" svg:x2="6.512cm" svg:y2="0.962cm">
          <text:p/>
        </draw:line>
        <draw:custom-shape draw:style-name="gr7" draw:text-style-name="P1" draw:layer="layout" svg:width="0.762cm" svg:height="0.762cm" svg:x="11.794cm" svg:y="5.1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1" draw:layer="layout" svg:width="0.762cm" svg:height="0.762cm" svg:x="18.395cm" svg:y="5.15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0" draw:text-style-name="P1" draw:layer="layout" svg:x1="7.401cm" svg:y1="9.06cm" svg:x2="7.401cm" svg:y2="13.378cm">
          <text:p/>
        </draw:line>
        <draw:line draw:style-name="gr10" draw:text-style-name="P1" draw:layer="layout" svg:x1="12.201cm" svg:y1="9.06cm" svg:x2="12.201cm" svg:y2="13.378cm">
          <text:p/>
        </draw:line>
        <draw:line draw:style-name="gr10" draw:text-style-name="P1" draw:layer="layout" svg:x1="18.801cm" svg:y1="9.06cm" svg:x2="18.801cm" svg:y2="13.378cm">
          <text:p/>
        </draw:line>
        <draw:frame draw:style-name="gr6" draw:layer="layout" svg:width="2.195cm" svg:height="0.962cm" draw:transform="rotate (1.5707963267946) translate (4.556cm 13.482cm)">
          <draw:text-box>
            <text:p>Count</text:p>
          </draw:text-box>
        </draw:frame>
        <draw:frame draw:style-name="gr6" draw:layer="layout" svg:width="14.163cm" svg:height="0.962cm" svg:x="10.449cm" svg:y="19.628cm">
          <draw:text-box>
            <text:p>Sync Clock Downgoing Edge Location (SCA bin)</text:p>
          </draw:text-box>
        </draw:frame>
        <draw:frame draw:style-name="gr6" draw:text-style-name="P3" draw:layer="layout" svg:width="1.912cm" svg:height="1.191cm" svg:x="22.952cm" svg:y="5.018cm">
          <draw:text-box>
            <text:p text:style-name="P3"><text:span text:style-name="T2">Mean</text:span></text:p>
            <text:p text:style-name="P3"><text:span text:style-name="T2">Volt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9-11T08:03:53</meta:creation-date>
    <dc:date>2017-09-11T09:15:36</dc:date>
    <dc:creator>Ben Rotter</dc:creator>
    <meta:editing-duration>PT25M42S</meta:editing-duration>
    <meta:editing-cycles>1</meta:editing-cycles>
    <meta:document-statistic meta:object-count="28"/>
    <meta:generator>OpenOffice/4.0.0$Unix OpenOffice.org_project/400m3$Build-9702</meta:generator>
  </office:meta>
</office:document-meta>
</file>